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5"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weight-asian="bold" style:font-size-complex="12pt" style:font-weight-complex="bold"/>
    </style:style>
    <style:style style:name="P7" style:family="paragraph" style:parent-style-name="Standard" style:list-style-name="L2">
      <style:paragraph-properties fo:margin-top="0cm" fo:margin-bottom="0cm" style:contextual-spacing="false"/>
      <style:text-properties style:font-name="Times New Roman" fo:font-size="12pt" style:font-size-asian="12pt" style:font-size-complex="12pt"/>
    </style:style>
    <style:style style:name="P8" style:family="paragraph" style:parent-style-name="Standard"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master-page-name="HTML">
      <style:paragraph-properties fo:margin-top="0cm" fo:margin-bottom="0.499cm" style:contextual-spacing="false" style:page-number="auto"/>
      <style:text-properties style:font-name="Times New Roman" fo:font-size="12pt" style:font-size-asian="12pt" style:font-size-complex="12pt"/>
    </style:style>
    <style:style style:name="P10" style:family="paragraph" style:parent-style-name="Text_20_body" style:list-style-name="L1">
      <style:paragraph-properties fo:margin-top="0cm" fo:margin-bottom="0.499cm" style:contextual-spacing="false"/>
      <style:text-properties style:font-name="Times New Roman" fo:font-size="12pt" style:font-size-asian="12pt" style:font-size-complex="12pt"/>
    </style:style>
    <style:style style:name="P11" style:family="paragraph" style:parent-style-name="Text_20_body" style:list-style-name="L4">
      <style:text-properties style:font-name="Times New Roman" fo:font-size="12pt" style:font-size-asian="12pt" style:font-size-complex="12pt"/>
    </style:style>
    <style:style style:name="P12"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13" style:family="paragraph" style:parent-style-name="Text_20_body" style:list-style-name="L4">
      <style:paragraph-properties fo:margin-left="0cm" fo:margin-right="0cm" fo:text-indent="0cm" style:auto-text-indent="false"/>
      <style:text-properties style:font-name="Times New Roman" fo:font-size="12pt" style:font-size-asian="12pt" style:font-size-complex="12pt"/>
    </style:style>
    <style:style style:name="P14" style:family="paragraph" style:parent-style-name="Text_20_body" style:list-style-name="L4">
      <style:paragraph-properties fo:margin-left="0cm" fo:margin-right="0cm" fo:text-indent="0cm" style:auto-text-indent="false"/>
      <style:text-properties style:font-name="Times New Roman" fo:font-size="12pt" officeooo:rsid="0002632a" officeooo:paragraph-rsid="0002632a" style:font-size-asian="12pt" style:font-size-complex="12pt"/>
    </style:style>
    <style:style style:name="P15" style:family="paragraph" style:parent-style-name="Text_20_body" style:list-style-name="L4">
      <style:paragraph-properties fo:margin-left="0cm" fo:margin-right="0cm" fo:text-indent="0cm" style:auto-text-indent="false"/>
      <style:text-properties style:font-name="Times New Roman" fo:font-size="12pt" officeooo:rsid="0002c6ac" officeooo:paragraph-rsid="0002c6ac" style:font-size-asian="12pt" style:font-size-complex="12pt"/>
    </style:style>
    <style:style style:name="P16" style:family="paragraph" style:parent-style-name="Text_20_body" style:list-style-name="L4">
      <style:paragraph-properties fo:margin-left="0cm" fo:margin-right="0cm" fo:text-indent="0cm" style:auto-text-indent="false"/>
      <style:text-properties style:font-name="Times New Roman" fo:font-size="12pt" officeooo:rsid="00040adb" officeooo:paragraph-rsid="00040adb" style:font-size-asian="12pt" style:font-size-complex="12pt"/>
    </style:style>
    <style:style style:name="P17" style:family="paragraph" style:parent-style-name="Text_20_body" style:list-style-name="L4">
      <style:paragraph-properties fo:margin-left="0cm" fo:margin-right="0cm" fo:text-indent="0cm" style:auto-text-indent="false"/>
      <style:text-properties style:font-name="Times New Roman" fo:font-size="12pt" officeooo:rsid="0004d864" officeooo:paragraph-rsid="0004d864" style:font-size-asian="12pt" style:font-size-complex="12pt"/>
    </style:style>
    <style:style style:name="P18" style:family="paragraph" style:parent-style-name="Text_20_body" style:list-style-name="L4">
      <style:paragraph-properties fo:margin-left="0cm" fo:margin-right="0cm" fo:text-indent="0cm" style:auto-text-indent="false"/>
      <style:text-properties style:font-name="Times New Roman" fo:font-size="12pt" officeooo:rsid="000935f5" officeooo:paragraph-rsid="000935f5" style:font-size-asian="12pt" style:font-size-complex="12pt"/>
    </style:style>
    <style:style style:name="P19" style:family="paragraph" style:parent-style-name="Text_20_body" style:list-style-name="L4">
      <style:paragraph-properties fo:margin-left="0cm" fo:margin-right="0cm" fo:text-indent="0cm" style:auto-text-indent="false"/>
      <style:text-properties style:font-name="Times New Roman" fo:font-size="12pt" officeooo:rsid="0009dbd5" officeooo:paragraph-rsid="0009dbd5" style:font-size-asian="12pt" style:font-size-complex="12pt"/>
    </style:style>
    <style:style style:name="P20" style:family="paragraph" style:parent-style-name="Text_20_body" style:list-style-name="L4">
      <style:paragraph-properties fo:margin-left="0cm" fo:margin-right="0cm" fo:text-indent="0cm" style:auto-text-indent="false"/>
      <style:text-properties style:font-name="Times New Roman" fo:font-size="12pt" officeooo:rsid="000b6c63" officeooo:paragraph-rsid="000b6c63" style:font-size-asian="12pt" style:font-size-complex="12pt"/>
    </style:style>
    <style:style style:name="P21" style:family="paragraph" style:parent-style-name="Text_20_body" style:list-style-name="L4">
      <style:paragraph-properties fo:margin-left="0cm" fo:margin-right="0cm" fo:text-indent="0cm" style:auto-text-indent="false"/>
      <style:text-properties style:font-name="Times New Roman" fo:font-size="12pt" officeooo:rsid="000e05d0" officeooo:paragraph-rsid="000e05d0" style:font-size-asian="12pt" style:font-size-complex="12pt"/>
    </style:style>
    <style:style style:name="P22" style:family="paragraph" style:parent-style-name="Text_20_body" style:list-style-name="L4">
      <style:paragraph-properties fo:margin-left="0cm" fo:margin-right="0cm" fo:text-indent="0cm" style:auto-text-indent="false"/>
      <style:text-properties style:font-name="Times New Roman" fo:font-size="12pt" officeooo:rsid="000f6b0a" officeooo:paragraph-rsid="000f6b0a" style:font-size-asian="12pt" style:font-size-complex="12pt"/>
    </style:style>
    <style:style style:name="P23" style:family="paragraph" style:parent-style-name="Text_20_body" style:list-style-name="L4">
      <style:paragraph-properties fo:margin-left="0cm" fo:margin-right="0cm" fo:text-indent="0cm" style:auto-text-indent="false"/>
      <style:text-properties style:font-name="Times New Roman" fo:font-size="12pt" officeooo:rsid="000ffc0b" officeooo:paragraph-rsid="000ffc0b" style:font-size-asian="12pt" style:font-size-complex="12pt"/>
    </style:style>
    <style:style style:name="P24" style:family="paragraph" style:parent-style-name="Text_20_body" style:list-style-name="L4">
      <style:paragraph-properties fo:margin-left="0cm" fo:margin-right="0cm" fo:text-indent="0cm" style:auto-text-indent="false"/>
      <style:text-properties style:font-name="Times New Roman" fo:font-size="12pt" officeooo:rsid="00114471" officeooo:paragraph-rsid="00114471" style:font-size-asian="12pt" style:font-size-complex="12pt"/>
    </style:style>
    <style:style style:name="P25" style:family="paragraph" style:parent-style-name="Text_20_body" style:list-style-name="L4">
      <style:paragraph-properties fo:margin-left="0cm" fo:margin-right="0cm" fo:text-indent="0cm" style:auto-text-indent="false"/>
      <style:text-properties style:font-name="Times New Roman" fo:font-size="12pt" officeooo:rsid="001392fb" officeooo:paragraph-rsid="001392fb" style:font-size-asian="12pt" style:font-size-complex="12pt"/>
    </style:style>
    <style:style style:name="P26" style:family="paragraph" style:parent-style-name="Text_20_body" style:list-style-name="L4">
      <style:paragraph-properties fo:margin-left="0cm" fo:margin-right="0cm" fo:text-indent="0cm" style:auto-text-indent="false"/>
      <style:text-properties style:font-name="Times New Roman" fo:font-size="12pt" officeooo:rsid="0015391e" officeooo:paragraph-rsid="0015391e" style:font-size-asian="12pt" style:font-size-complex="12pt"/>
    </style:style>
    <style:style style:name="P27" style:family="paragraph" style:parent-style-name="Text_20_body" style:list-style-name="L4">
      <style:paragraph-properties fo:margin-left="0cm" fo:margin-right="0cm" fo:text-indent="0cm" style:auto-text-indent="false"/>
      <style:text-properties style:font-name="Times New Roman" fo:font-size="12pt" officeooo:rsid="001c0d96" officeooo:paragraph-rsid="001c0d96" style:font-size-asian="12pt" style:font-size-complex="12pt"/>
    </style:style>
    <style:style style:name="P28" style:family="paragraph" style:parent-style-name="Text_20_body" style:list-style-name="L4">
      <style:paragraph-properties fo:margin-left="0cm" fo:margin-right="0cm" fo:text-indent="0cm" style:auto-text-indent="false"/>
      <style:text-properties style:font-name="Times New Roman" fo:font-size="12pt" officeooo:rsid="001cf1be" officeooo:paragraph-rsid="001cf1be" style:font-size-asian="12pt" style:font-size-complex="12pt"/>
    </style:style>
    <style:style style:name="P29" style:family="paragraph" style:parent-style-name="Text_20_body" style:list-style-name="L4">
      <style:paragraph-properties fo:margin-left="0cm" fo:margin-right="0cm" fo:text-indent="0cm" style:auto-text-indent="false"/>
      <style:text-properties style:font-name="Times New Roman" fo:font-size="12pt" officeooo:rsid="001e884a" officeooo:paragraph-rsid="001e884a" style:font-size-asian="12pt" style:font-size-complex="12pt"/>
    </style:style>
    <style:style style:name="P30" style:family="paragraph" style:parent-style-name="Text_20_body" style:list-style-name="L4">
      <style:paragraph-properties fo:margin-left="0cm" fo:margin-right="0cm" fo:text-indent="0cm" style:auto-text-indent="false"/>
      <style:text-properties style:font-name="Times New Roman" fo:font-size="12pt" officeooo:rsid="001fdead" officeooo:paragraph-rsid="001fdead" style:font-size-asian="12pt" style:font-size-complex="12pt"/>
    </style:style>
    <style:style style:name="P31" style:family="paragraph" style:parent-style-name="Text_20_body" style:list-style-name="L4">
      <style:paragraph-properties fo:margin-left="0cm" fo:margin-right="0cm" fo:text-indent="0cm" style:auto-text-indent="false"/>
      <style:text-properties style:font-name="Times New Roman" fo:font-size="12pt" officeooo:rsid="002131a5" officeooo:paragraph-rsid="002131a5" style:font-size-asian="12pt" style:font-size-complex="12pt"/>
    </style:style>
    <style:style style:name="P32" style:family="paragraph" style:parent-style-name="Text_20_body" style:list-style-name="L4">
      <style:paragraph-properties fo:margin-left="0cm" fo:margin-right="0cm" fo:text-indent="0cm" style:auto-text-indent="false"/>
      <style:text-properties style:font-name="Times New Roman" fo:font-size="12pt" officeooo:rsid="00214dcf" officeooo:paragraph-rsid="00214dcf" style:font-size-asian="12pt" style:font-size-complex="12pt"/>
    </style:style>
    <style:style style:name="P33" style:family="paragraph" style:parent-style-name="Text_20_body" style:list-style-name="L4">
      <style:paragraph-properties fo:margin-left="1.251cm" fo:margin-right="0cm" fo:text-indent="0cm" style:auto-text-indent="false"/>
      <style:text-properties style:font-name="Times New Roman" fo:font-size="12pt" style:font-size-asian="12pt" style:font-size-complex="12pt"/>
    </style:style>
    <style:style style:name="P34" style:family="paragraph" style:parent-style-name="Text_20_body" style:list-style-name="L4">
      <style:paragraph-properties fo:margin-left="-1.251cm" fo:margin-right="0cm" fo:text-indent="0cm" style:auto-text-indent="false"/>
      <style:text-properties style:font-name="Times New Roman" fo:font-size="12pt" style:font-size-asian="12pt" style:font-size-complex="12pt"/>
    </style:style>
    <style:style style:name="P35" style:family="paragraph" style:parent-style-name="Text_20_body" style:list-style-name="L4">
      <style:paragraph-properties fo:margin-left="-1.251cm" fo:margin-right="0cm" fo:text-indent="0cm" style:auto-text-indent="false"/>
      <style:text-properties style:font-name="Times New Roman" fo:font-size="12pt" officeooo:rsid="0002632a" officeooo:paragraph-rsid="0002632a" style:font-size-asian="12pt" style:font-size-complex="12pt"/>
    </style:style>
    <style:style style:name="P36" style:family="paragraph" style:parent-style-name="Text_20_body" style:list-style-name="L4">
      <style:paragraph-properties fo:margin-left="-1.251cm" fo:margin-right="0cm" fo:text-indent="0cm" style:auto-text-indent="false"/>
      <style:text-properties style:font-name="Times New Roman" fo:font-size="12pt" officeooo:rsid="0002632a" officeooo:paragraph-rsid="001a16bf" style:font-size-asian="12pt" style:font-size-complex="12pt"/>
    </style:style>
    <style:style style:name="P37" style:family="paragraph" style:parent-style-name="Text_20_body" style:list-style-name="L4">
      <style:paragraph-properties fo:margin-left="-1.251cm" fo:margin-right="0cm" fo:text-indent="0cm" style:auto-text-indent="false"/>
      <style:text-properties style:font-name="Times New Roman" fo:font-size="12pt" officeooo:rsid="000935f5" officeooo:paragraph-rsid="000935f5" style:font-size-asian="12pt" style:font-size-complex="12pt"/>
    </style:style>
    <style:style style:name="P38" style:family="paragraph" style:parent-style-name="Text_20_body" style:list-style-name="L4">
      <style:paragraph-properties fo:margin-left="-1.251cm" fo:margin-right="0cm" fo:text-indent="0cm" style:auto-text-indent="false"/>
      <style:text-properties style:font-name="Times New Roman" fo:font-size="12pt" officeooo:rsid="000f6b0a" officeooo:paragraph-rsid="000f6b0a" style:font-size-asian="12pt" style:font-size-complex="12pt"/>
    </style:style>
    <style:style style:name="P39" style:family="paragraph" style:parent-style-name="Text_20_body" style:list-style-name="L4">
      <style:paragraph-properties fo:margin-left="-1.251cm" fo:margin-right="0cm" fo:text-indent="0cm" style:auto-text-indent="false"/>
      <style:text-properties style:font-name="Times New Roman" fo:font-size="12pt" officeooo:rsid="00129876" officeooo:paragraph-rsid="00129876" style:font-size-asian="12pt" style:font-size-complex="12pt"/>
    </style:style>
    <style:style style:name="P40" style:family="paragraph" style:parent-style-name="Text_20_body" style:list-style-name="L4">
      <style:paragraph-properties fo:margin-left="-1.251cm" fo:margin-right="0cm" fo:margin-top="0cm" fo:margin-bottom="0.499cm" style: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officeooo:rsid="0001f849"/>
    </style:style>
    <style:style style:name="T3" style:family="text">
      <style:text-properties officeooo:rsid="0002c6ac"/>
    </style:style>
    <style:style style:name="T4" style:family="text">
      <style:text-properties officeooo:rsid="00040adb"/>
    </style:style>
    <style:style style:name="T5" style:family="text">
      <style:text-properties officeooo:rsid="0004d864"/>
    </style:style>
    <style:style style:name="T6" style:family="text">
      <style:text-properties officeooo:rsid="000863ee"/>
    </style:style>
    <style:style style:name="T7" style:family="text">
      <style:text-properties officeooo:rsid="000a2a47"/>
    </style:style>
    <style:style style:name="T8" style:family="text">
      <style:text-properties officeooo:rsid="000d3a05"/>
    </style:style>
    <style:style style:name="T9" style:family="text">
      <style:text-properties officeooo:rsid="000ffc0b"/>
    </style:style>
    <style:style style:name="T10" style:family="text">
      <style:text-properties officeooo:rsid="001088f9"/>
    </style:style>
    <style:style style:name="T11" style:family="text">
      <style:text-properties officeooo:rsid="00129876"/>
    </style:style>
    <style:style style:name="T12" style:family="text">
      <style:text-properties officeooo:rsid="0014a531"/>
    </style:style>
    <style:style style:name="T13" style:family="text">
      <style:text-properties officeooo:rsid="00164910"/>
    </style:style>
    <style:style style:name="T14" style:family="text">
      <style:text-properties officeooo:rsid="00183e78"/>
    </style:style>
    <style:style style:name="T15" style:family="text">
      <style:text-properties officeooo:rsid="001cf1be"/>
    </style:style>
    <style:style style:name="T16" style:family="text">
      <style:text-properties officeooo:rsid="001e884a"/>
    </style:style>
    <style:style style:name="T17" style:family="text">
      <style:text-properties officeooo:rsid="00214dcf"/>
    </style:style>
    <style:style style:name="T18" style:family="text">
      <style:text-properties officeooo:rsid="0024dade"/>
    </style:style>
    <style:style style:name="T19" style:family="text">
      <style:text-properties officeooo:rsid="0027f093"/>
    </style:style>
    <style:style style:name="T20" style:family="text">
      <style:text-properties officeooo:rsid="00285f3c"/>
    </style:style>
    <style:style style:name="T21" style:family="text">
      <style:text-properties officeooo:rsid="002a655e"/>
    </style:style>
    <style:style style:name="T22" style:family="text">
      <style:text-properties officeooo:rsid="002cc0ba"/>
    </style:style>
    <style:style style:name="T23" style:family="text">
      <style:text-properties officeooo:rsid="002ddc43"/>
    </style:style>
    <style:style style:name="T24" style:family="text">
      <style:text-properties officeooo:rsid="002f8bf9"/>
    </style:style>
    <style:style style:name="T25" style:family="text">
      <style:text-properties officeooo:rsid="0031250a"/>
    </style:style>
    <style:style style:name="T26" style:family="text">
      <style:text-properties officeooo:rsid="003500a4"/>
    </style:style>
    <style:style style:name="T27" style:family="text">
      <style:text-properties officeooo:rsid="00374cdb"/>
    </style:style>
    <style:style style:name="T28" style:family="text">
      <style:text-properties officeooo:rsid="00393c8c"/>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u6u0"/><text:span text:style-name="T1">Name</text:span><text:bookmark text:name="vf540"/><text:line-break/>Osman (Herkunft: Altdeutsch, Bedeutung: Gottesmann)<text:bookmark text:name="hue_0"/><text:line-break/><text:bookmark text:name="hu6u1"/><text:line-break/><text:bookmark text:name="eoo_"/><text:span text:style-name="T1">Beschreibung</text:span><text:bookmark text:name="wqdu0"/><text:span text:style-name="T1"><text:line-break/></text:span>Osman ist der Kleriker des Herzogs. Er ist ein alter Mann, der einst in einem Kloster lebte bis er zum Pilgerer wurde. In Talras fand er schließlich eine Heimat und wurde der persönliche Kleriker des Herzogs Heimrich. Er ist für dessen Wohlbefinden zuständig und predigt regelmäßig in der Burg. Er lebt in der kleinen Kapelle in der Innenburg. Osman ist äußerst gebildet. Er kann schreiben, verfügt über große Heilfähigkeiten und ein enormes Wissen über die Geschichte der Götter.<text:bookmark text:name="eoo_0"/><text:bookmark text:name="l6x.0"/><text:bookmark text:name="r_tv0"/><text:line-break/><text:span text:style-name="T2">Er diente bereits Heimrichs Vater als Kleriker, stammt jedoch ursprünglich aus einem Kloster.</text:span></text:p>
      <text:p text:style-name="P3"><text:bookmark text:name="l6x.5"/><text:bookmark text:name="r_tv5"/><text:bookmark text:name="r_tv6"/>Ort<text:bookmark text:name="uwy00"/></text:p>
      <text:list xml:id="list4339567710275972276" text:style-name="L1">
        <text:list-item>
          <text:p text:style-name="P10"><text:bookmark text:name="fc0j"/><text:bookmark text:name="fc0j0"/>Innenburg von Talras<text:bookmark text:name="v6zg2"/></text:p>
        </text:list-item>
      </text:list>
      <text:p text:style-name="P5"><text:bookmark text:name="r_tv8"/><text:bookmark text:name="r_tv9"/></text:p>
      <text:p text:style-name="P6"><text:bookmark text:name="r_tv10"/><text:bookmark text:name="r_tv11"/>Tagesablauf </text:p>
      <text:list xml:id="list4808477392830029972" text:style-name="L2">
        <text:list-item>
          <text:p text:style-name="P7"><text:bookmark text:name="fc0j1"/><text:bookmark text:name="fc0j2"/>Nachts – Schläft <text:bookmark text:name="cr:d"/>im Gebäude der Innenburg.</text:p>
        </text:list-item>
      </text:list>
      <text:list xml:id="list1517267633027487117" text:style-name="L3">
        <text:list-item>
          <text:p text:style-name="P8">Morgens – 13 Uhr – Betet in an den Gräbern der Vorfahren des Herzogs.</text:p>
        </text:list-item>
        <text:list-item>
          <text:p text:style-name="P8">13 – 16 Uhr – Steht beim Herzog.</text:p>
        </text:list-item>
        <text:list-item>
          <text:p text:style-name="P8">16 Uhr – Abends: Betet erneut.</text:p>
        </text:list-item>
      </text:list>
      <text:p text:style-name="P5"><text:bookmark text:name="r_tv14"/><text:bookmark text:name="r_tv15"/></text:p>
      <text:p text:style-name="P5"><text:bookmark text:name="r_tv16"/><text:bookmark text:name="r_tv17"/><text:span text:style-name="T1">Zugehörigkeit</text:span> </text:p>
      <text:p text:style-name="P5"><text:bookmark text:name="r_tv18"/>Geistliche<text:bookmark text:name="m0qr0"/></text:p>
      <text:p text:style-name="P5"><text:bookmark text:name="r_tv19"/><text:bookmark text:name="r_tv20"/></text:p>
      <text:p text:style-name="P4">Aufträge</text:p>
      <text:p text:style-name="P1">-<text:bookmark text:name="mddf0"/></text:p>
      <text:p text:style-name="P2"><text:bookmark text:name="r_tv26"/><text:bookmark text:name="r_tv27"/></text:p>
      <text:p text:style-name="P5"><text:bookmark text:name="r_tv28"/><text:bookmark text:name="r_tv29"/><text:span text:style-name="T1">Dialog</text:span> </text:p>
      <text:list xml:id="list7544894869238679145" text:style-name="L4">
        <text:list-item>
          <text:p text:style-name="P12"><text:bookmark text:name="r_tv30"/><text:bookmark text:name="r_tv31"/><text:bookmark text:name="r_tv32"/>Hallo.</text:p>
          <text:list>
            <text:list-item>
              <text:p text:style-name="P11"><text:bookmark text:name="tifp"/><text:bookmark text:name="eoo_1"/>N: Sei gegrüßt werter Bruder. Es ist selten geworden, dass ich einen Glaubensgenossen treffe. (Charaker ist Kleriker) </text:p>
              <text:list>
                <text:list-item>
                  <text:p text:style-name="P11"><text:bookmark text:name="sl6d"/><text:bookmark text:name="eoo_2"/>Du bist kein Glaubensgenosse. Du bist nur ein Feigling, der sich beim Herzog versteckt. Ein wahrer Kleriker zieht umher und kämpft für seinen Glauben! </text:p>
                  <text:list>
                    <text:list-item>
                      <text:p text:style-name="P11"><text:bookmark text:name="zy_k"/><text:bookmark text:name="eoo_3"/>N: Hüte deine Zunge, elender Wurm!<text:bookmark text:name="zy_k0"/></text:p>
                    </text:list-item>
                  </text:list>
                </text:list-item>
                <text:list-item>
                  <text:p text:style-name="P11"><text:bookmark text:name="eoo_4"/>Die Freude ist ganz meinerseits.<text:bookmark text:name="nc4m"/></text:p>
                  <text:list>
                    <text:list-item>
                      <text:p text:style-name="P11"><text:bookmark text:name="nc4m0"/><text:bookmark text:name="eoo_5"/>N: Na das ist mir doch glatt ein paar Goldmünzen wert. Hier, nimm Bruder<text:bookmark text:name="uqgu"/>!</text:p>
                    </text:list-item>
                    <text:list-item>
                      <text:p text:style-name="P11"><text:bookmark text:name="wv.0"/>Charakter erhält 20 Goldmünzen. </text:p>
                    </text:list-item>
                    <text:list-item>
                      <text:p text:style-name="P11"><text:bookmark text:name="g3lr"/>C: Danke.<text:bookmark text:name="g3lr0"/></text:p>
                    </text:list-item>
                  </text:list>
                </text:list-item>
              </text:list>
            </text:list-item>
            <text:list-item>
              <text:p text:style-name="P11"><text:bookmark text:name="eoo_6"/>N: Ich grüße dich. (Charakter ist kein Kleriker)<text:bookmark text:name="sl6d1"/></text:p>
            </text:list-item>
          </text:list>
        </text:list-item>
        <text:list-item>
          <text:p text:style-name="P11"><text:bookmark text:name="eoo_7"/>Was machst du hier? (Nach der Begrüßung, Osman steht vor den Gräbern und betet)</text:p>
          <text:list>
            <text:list-item>
              <text:p text:style-name="P11"><text:bookmark text:name="v8lc"/><text:bookmark text:name="v8lc0"/>(Charakter ist kein Kleriker oder hat Osman nicht beleidigt) </text:p>
              <text:list>
                <text:list-item>
                  <text:p text:style-name="P11"><text:bookmark text:name="t.-b"/><text:bookmark text:name="v8lc1"/><text:bookmark text:name="t.-b0"/>N: Nun, ich bin Osman, der Kleriker des Herzogs und wie du vielleicht gesehen hast, habe ich hier gebetet, um in meinem Glauben Kraft zu finden<text:bookmark text:name="v8lc2"/> und unseren geliebten Herzog zu stärken.</text:p>
                </text:list-item>
                <text:list-item>
                  <text:p text:style-name="P11">N: Dies hier sind die Gräber der Ahnen unseres Herzogs. Mögen sie in Frieden ruhen.</text:p>
                </text:list-item>
              </text:list>
            </text:list-item>
            <text:list-item>
              <text:p text:style-name="P11"><text:bookmark text:name="v8lc3"/>(Charakter hat Osman beleidigt) </text:p>
              <text:list>
                <text:list-item>
                  <text:p text:style-name="P11"><text:bookmark text:name="v8lc4"/><text:bookmark text:name="v8lc5"/>N: Was maßt du dir an, mich weiterhin zu belästigen? Soll ich dich etwa der Ketzerei beschuldigen? </text:p>
                  <text:list>
                    <text:list-item>
                      <text:p text:style-name="P11"><text:bookmark text:name="bvte"/><text:bookmark text:name="bvte0"/>So so, du stehst wohl auf junge Knaben? </text:p>
                      <text:list>
                        <text:list-item>
                          <text:p text:style-name="P11"><text:bookmark text:name="f.ca"/><text:bookmark text:name="f.ca0"/>N: Jetzt reicht's mir! Ich werde mich beim Herzog persönlich über dich beschweren!</text:p>
                        </text:list-item>
                        <text:list-item>
                          <text:p text:style-name="P11"><text:bookmark text:name="e9kp"/>Neuer Auftrag: Der pädophile Kleriker </text:p>
                        </text:list-item>
                        <text:list-item>
                          <text:p text:style-name="P11"><text:bookmark text:name="zwcb"/><text:soft-page-break/>C: Es war mir ein Vergnügen. </text:p>
                        </text:list-item>
                        <text:list-item>
                          <text:p text:style-name="P11"><text:bookmark text:name="fg5v"/>N: Du wirst schon noch dein blaues Wunder erleben<text:bookmark text:name="fg5v0"/>!</text:p>
                        </text:list-item>
                      </text:list>
                    </text:list-item>
                    <text:list-item>
                      <text:p text:style-name="P11"><text:bookmark text:name="bvte1"/>Das von vorhin tut mir leid. Ich hab das nicht so gemeint. </text:p>
                      <text:list>
                        <text:list-item>
                          <text:p text:style-name="P11"><text:bookmark text:name="oz51"/><text:bookmark text:name="oz510"/>N: Schon gut. Ich weiß ja wie angespannt die Lage ist, da kann einem so etwas schon mal raus rutschen. </text:p>
                        </text:list-item>
                        <text:list-item>
                          <text:p text:style-name="P11">N: Verdammter Krieg eben.</text:p>
                          <text:list>
                            <text:list-item>
                              <text:p text:style-name="P11"><text:bookmark text:name="tx9f"/><text:bookmark text:name="vjjl"/>Halt den Mund du Tölpel! </text:p>
                              <text:list>
                                <text:list-item>
                                  <text:p text:style-name="P11"><text:bookmark text:name="fnn."/><text:bookmark text:name="vpo6"/>N: Du scheinst wohl unter Stimmungsschwankungen zu leiden. Ich glaube, ich hab da was für dich. Wäre doch gelacht, wenn dir ein alter Kleriker wie ich nicht helfen könnte. Hier, nimm das! </text:p>
                                </text:list-item>
                                <text:list-item>
                                  <text:p text:style-name="P11"><text:bookmark text:name="fnn.0"/>Charakter erhält einen Heiltrank.<text:bookmark text:name="fnn.1"/></text:p>
                                </text:list-item>
                              </text:list>
                            </text:list-item>
                            <text:list-item>
                              <text:p text:style-name="P11"><text:bookmark text:name="tx9f0"/>(Zurück)<text:bookmark text:name="vzbp"/></text:p>
                            </text:list-item>
                          </text:list>
                        </text:list-item>
                      </text:list>
                    </text:list-item>
                  </text:list>
                </text:list-item>
              </text:list>
            </text:list-item>
          </text:list>
        </text:list-item>
        <text:list-item>
          <text:p text:style-name="P11"><text:bookmark text:name="fg5v1"/>Hast du noch mehr Heilmittel? (Charakter hat den Heiltrank erhalten) </text:p>
          <text:list>
            <text:list-item>
              <text:p text:style-name="P13">(Wird zum ersten Mal aufgerufen)</text:p>
            </text:list-item>
            <text:list-item>
              <text:p text:style-name="P33"><text:bookmark text:name="z0md"/><text:bookmark text:name="z0md0"/>N: So, der Trank ist dir also gut bekommen? Das freut mich zu hören. Selbstverständlich habe ich noch mehr Heilmittel, allerdings wird dich das auch eine Kleinigkeit kosten.</text:p>
            </text:list-item>
            <text:list-item>
              <text:p text:style-name="P13">(Wird nicht zum ersten Mal aufgerufen)</text:p>
            </text:list-item>
            <text:list-item>
              <text:p text:style-name="P33">N: Noch mehr? Mann, wo treibst du dich denn rum? Wie auch immer, selbstverständlich habe ich noch ein paar.</text:p>
            </text:list-item>
            <text:list-item>
              <text:p text:style-name="P34">Guntrich braucht deine Hilfe. (Nach der Begrüßung, Auftragsziel 1 des Auftrags „Geisterstunde“ ist aktiv)</text:p>
            </text:list-item>
            <text:list-item>
              <text:p text:style-name="P13">C: Guntrich braucht deine Hilfe. Er sagt, auf dem Berg, auf dem seine Mühle steht, würde es spuken und …</text:p>
            </text:list-item>
            <text:list-item>
              <text:p text:style-name="P13">N: Verdammt! Ich hab schon genug zu tun, hier in der Burg. Soll er sich doch selbst drum kümmern. Solange er das nicht bezahlen kann, werde ich keinen Finger krumm machen!</text:p>
            </text:list-item>
            <text:list-item>
              <text:p text:style-name="P13">Auftragsziel 1 des Auftrags „Geisterstunde“ ist abgeschlossen</text:p>
            </text:list-item>
            <text:list-item>
              <text:p text:style-name="P36">Erzähl mir etwas über die Götter. <text:span text:style-name="T13">(Nach Begrüßung, permanent)</text:span></text:p>
            </text:list-item>
            <text:list-item>
              <text:p text:style-name="P31">N: Die Götter wachen über uns. <text:span text:style-name="T17">Sie blicken herab auf uns Diener, uns winzige Kreaturen. Sie beobachten jeden unserer Schritte und bewerten uns aufgrund unseres Willens, unserer Taten und unseres Glaubens.</text:span></text:p>
            </text:list-item>
            <text:list-item>
              <text:p text:style-name="P32">N: Wendest du dich <text:span text:style-name="T18">von</text:span> ihnen ab, wird es dein Untergang sein! Sie vergeben nicht, sie vergessen nicht, aber sie werden letztendlich immer ihre Rache vollziehen!</text:p>
            </text:list-item>
            <text:list-item>
              <text:p text:style-name="P32">N: Nimm dich in Acht vor dir selbst und wache über deine Taten auf dass du nicht ihren Zorn auf dich lenkst.</text:p>
            </text:list-item>
            <text:list-item>
              <text:p text:style-name="P32">C: Interessant.</text:p>
            </text:list-item>
            <text:list-item>
              <text:p text:style-name="P36">Was weißt du über diese Gegend? <text:span text:style-name="T13">(Nach Begrüßung, permanent)</text:span></text:p>
            </text:list-item>
            <text:list-item>
              <text:p text:style-name="P27">N: Eine ganze Menge. Vor vielen Jahren <text:span text:style-name="T19">ging</text:span> ich <text:span text:style-name="T19">von meinem Kloster</text:span> auf Pilgerfahrt und <text:span text:style-name="T20">zog</text:span> durch das Königreich, um Antworten zu finden. Antworten auf alle Fragen, die ich mir in der langen Zeit im Kloster gestellt hatte.</text:p>
            </text:list-item>
            <text:list-item>
              <text:p text:style-name="P27">N: Als ich schließlich Talras erreichte, traf ich auf den damaligen Herzog, Heimrichs Vater, der mich als persönlichen Burgkleriker anstellte.</text:p>
            </text:list-item>
            <text:list-item>
              <text:p text:style-name="P27">N: Seitdem lebe ich hier in der Burg und studiere die Götter und ihre Geschichte.</text:p>
            </text:list-item>
            <text:list-item>
              <text:p text:style-name="P27">N: <text:span text:style-name="T15">Die Leute in dieser Gegend sind dem Glauben sehr verbunden, besonders die Familie des Herzogs. Aber auch auf dem Bauernhof sind die Menschen äußerst fromm.</text:span></text:p>
            </text:list-item>
            <text:list-item>
              <text:p text:style-name="P28">N: Im Norden und Nordosten jedoch befinden sich finstere Wälder, geplagt von Unheil und Abtrünnigen <text:span text:style-name="T16">des Glaubens.</text:span></text:p>
            </text:list-item>
            <text:list-item>
              <text:p text:style-name="P29">N: An deiner Stelle würde ich diese Gegenden meiden.</text:p>
            </text:list-item>
            <text:list-item>
              <text:p text:style-name="P30">N: Aber da die Orks und Dunkelelfen bereits in das Königreich eingefallen sind, werden wird uns vermutlich bald mit übleren Kreaturen <text:span text:style-name="T21">auseinandersetzen</text:span> müssen.</text:p>
            </text:list-item>
            <text:list-item>
              <text:p text:style-name="P30">N: Mögen uns die Götter dabei beistehen!</text:p>
            </text:list-item>
            <text:list-item>
              <text:p text:style-name="P35">Kann ich dir irgendwie helfen? <text:span text:style-name="T14">(Nach Begrüßung)</text:span></text:p>
            </text:list-item>
            <text:list-item>
              <text:p text:style-name="P14"><text:soft-page-break/>N: Helfen? Sicherlich, Hilfe kann ich immer gebrauchen. Ein alter Mann wie ich spürt, dass es mit ihm zu Ende geht.</text:p>
            </text:list-item>
            <text:list-item>
              <text:p text:style-name="P14">N: Wenn mein Ende gekommen ist, wird die Frage im Raume stehen, ob ich meinem Glauben so gewissenhaft gedient habe, wie es die Götter von mir verlangt haben.</text:p>
            </text:list-item>
            <text:list-item>
              <text:p text:style-name="P14">C: Schon gut.</text:p>
            </text:list-item>
            <text:list-item>
              <text:p text:style-name="P14">N: Hm, es gibt da etwas, was mir auf dem Herzen liegt seit ich nach Talras gekommen bin, vor so vielen Jahren.</text:p>
            </text:list-item>
            <text:list-item>
              <text:p text:style-name="P14">C: Und das wäre?</text:p>
            </text:list-item>
            <text:list-item>
              <text:p text:style-name="P14">N: <text:span text:style-name="T3">Du musst wissen, die Bewohner von Talras sind womöglich nicht die einzigen Menschen, die sich hier herumtreiben. Damals als ich in Talras ankam gab es eine Auseinandersetzung unter den Bewohnern.</text:span></text:p>
            </text:list-item>
            <text:list-item>
              <text:p text:style-name="P15">N: Ein Teil der Bewohner <text:span text:style-name="T4">spaltete sich vom damaligen Herzog, dem Vater Heimrichs, ab und verließ die Burg und den Bauernhof.</text:span></text:p>
            </text:list-item>
            <text:list-item>
              <text:p text:style-name="P16">N: Sie schworen den Göttern ab und zogen in den Wald, um etwas ... anderem zu dienen.</text:p>
            </text:list-item>
            <text:list-item>
              <text:p text:style-name="P16">N: Der dunkle Kult <text:span text:style-name="T5">belästigte daraufhin die Bewohner der Burg und des Dorfes. Sie stahlen, verschleppten und mordeten sogar bis schließlich der Herzog selbst ausritt und dem Ganzen ein Ende bereitete.</text:span></text:p>
            </text:list-item>
            <text:list-item>
              <text:p text:style-name="P17">N: Wie du dir denken kannst, wurden nicht alle <text:span text:style-name="T22">Anhänger </text:span>des Kultes <text:span text:style-name="T6">gefasst und</text:span> erschlagen. Ich frage mich seitdem, ob der Kult danach seine Existenz aufgegeben hat, haben wir doch so lange nichts mehr von <text:span text:style-name="T23">ihm</text:span> gehört.</text:p>
            </text:list-item>
            <text:list-item>
              <text:p text:style-name="P17">N: Diese ungeklärte Frage muss ich wohl mit ins Grab nehmen.</text:p>
            </text:list-item>
            <text:list-item>
              <text:p text:style-name="P17">Neuer Auftrag „Der dunkle Kult“</text:p>
            </text:list-item>
            <text:list-item>
              <text:p text:style-name="P37">Erzähl mir mehr über den dunklen Kult. (Nach „Kann ich dir irgendwie helfen?“ <text:span text:style-name="T25">und Auftrag „Der dunkle Kult“ ist noch aktiv,</text:span> <text:span text:style-name="T24">permanent</text:span>)</text:p>
            </text:list-item>
            <text:list-item>
              <text:p text:style-name="P19">N: Dieser Kult hatte einen Anführer, einen dunklen Diakon. Er versprach seinen Gefolgsleuten das ewige Leben und so schlossen sich ihm einige Bewohner an.</text:p>
            </text:list-item>
            <text:list-item>
              <text:p text:style-name="P19">N: <text:span text:style-name="T7">Ich weiß nicht, woher er die Gewissheit nahm, das Leben kontrollieren zu können, aber anscheinend war er sehr überzeugend. Seine Leute taten alles für ihn und gehorchten ihm aufs Wort.</text:span></text:p>
            </text:list-item>
            <text:list-item>
              <text:p text:style-name="P20">N: Sie vergingen sich an Dorfbewohnern in einer Art und Weise, die selbst erfahrene Kriegsleute abschrecken würde.</text:p>
            </text:list-item>
            <text:list-item>
              <text:p text:style-name="P20">N: <text:span text:style-name="T8">Die Leichen schleppten sie danach mit in ihr Versteck. Die Götter allein wissen, was sie damit vor hatten.</text:span></text:p>
            </text:list-item>
            <text:list-item>
              <text:p text:style-name="P21">C: Wo befand sich ihr Versteck?</text:p>
            </text:list-item>
            <text:list-item>
              <text:p text:style-name="P21">N: Hm, wenn ich das noch wüsste. Ich glaube, sie hielten sich irgendwo im nördlichen Wald versteckt.</text:p>
            </text:list-item>
            <text:list-item>
              <text:p text:style-name="P37">Warum sucht keiner nach den verbliebenen Kultanhängern? (Nach „Kann ich dir irgendwie helfen?“ <text:span text:style-name="T26">und Auftrag „Der dunkle Kult“ ist noch aktiv</text:span>)</text:p>
            </text:list-item>
            <text:list-item>
              <text:p text:style-name="P18">N: Ach … das ist eine lange Geschichte. Heimrich wuchs mit diesem dunklen Kapitel in der Geschichte seiner Heimat auf. Später wollte er nichts mehr davon wissen.</text:p>
            </text:list-item>
            <text:list-item>
              <text:p text:style-name="P18">N: Auch die anderen Bewohner schweigen lieber darüber. Es scheint, den Leuten wird bei dem Gedanken an diese Geschichte sehr unbehaglich.</text:p>
            </text:list-item>
            <text:list-item>
              <text:p text:style-name="P38">Ich habe den dunklen Kult ausfindig gemacht. (Auftragsziel 1 des Auftrags „Der dunkle Kult“ ist abgeschlossen und Auftragsziel 2 des Auftrags ist noch aktiv)</text:p>
            </text:list-item>
            <text:list-item>
              <text:p text:style-name="P22">N: Was sagst du da? Der Kult existiert noch? Sprich rasch!</text:p>
            </text:list-item>
            <text:list-item>
              <text:p text:style-name="P22">C: Sie haben eine <text:span text:style-name="T9">Halle in einem Berg im Norden. Dort halten sie irgendwelche Predigten ab.</text:span></text:p>
            </text:list-item>
            <text:list-item>
              <text:p text:style-name="P23">N: Wie bitte?! Bei den Göttern, dagegen müssen wir sofort vorgehen!</text:p>
            </text:list-item>
            <text:list-item>
              <text:p text:style-name="P23">C: Es sieht so aus, als hätte ihr Anführer etwas mit seinen Gefolgsleuten herumexperimentiert.</text:p>
            </text:list-item>
            <text:list-item>
              <text:p text:style-name="P23">N: Wie meinst du das?</text:p>
            </text:list-item>
            <text:list-item>
              <text:p text:style-name="P23">C: Ihre Körper sehen nicht sehr natürlich aus. Einige von ihnen haben drei Beine, andere die Füße von Vögeln und wieder andere Flügel aus Knochen.</text:p>
            </text:list-item>
            <text:list-item>
              <text:p text:style-name="P23">C: Bist du sicher, dass <text:span text:style-name="T27">alle</text:span> Menschen waren?</text:p>
            </text:list-item>
            <text:list-item>
              <text:p text:style-name="P23">N: Götter steht uns bei! Dunkle Magie, anders lässt sich das nicht erklären! Geh da hin und <text:soft-page-break/>vernichte diese Ketzer, diese Frevler, diese ungläubigen Sünder! <text:span text:style-name="T28">D</text:span>u hast meinen Segen!</text:p>
            </text:list-item>
            <text:list-item>
              <text:p text:style-name="P23">N: Nimm diese Gegenstände. Sie werden dir bei deiner Reinigung von <text:span text:style-name="T10">Nutzen</text:span> sein. Mögen die Götter über dich wachen.</text:p>
            </text:list-item>
            <text:list-item>
              <text:p text:style-name="P24">Auftragsziel 2 des Auftrags „Der dunkle Kult“ abgeschlossen</text:p>
            </text:list-item>
            <text:list-item>
              <text:p text:style-name="P24">Auftragsziel<text:span text:style-name="T11">e</text:span> 3 <text:span text:style-name="T11">und 4 </text:span>des Auftrags „Der dunkle Kult“ aktiviert</text:p>
            </text:list-item>
            <text:list-item>
              <text:p text:style-name="P39">Der Kult ist Geschichte. (Auftragsziel 3 des Auftrags „Der dunkle Kult“ ist abgeschlossen und Auftragsziel 4 ist aktiv)</text:p>
            </text:list-item>
            <text:list-item>
              <text:p text:style-name="P25">N: Gepriesen seist du, Gottgesandter! Das Übel hat nun endlich ein Ende und ich muss nicht unwissend sterben. Nimm dies als Belohnung. <text:span text:style-name="T12">Du hast es dir verdient.</text:span></text:p>
            </text:list-item>
            <text:list-item>
              <text:p text:style-name="P26">Auftrag „Der dunkle Kult“ abgeschlossen</text:p>
            </text:list-item>
          </text:list>
        </text:list-item>
      </text:list>
      <text:p text:style-name="P1"><text:bookmark text:name="y04q"/></text:p>
      <text:p text:style-name="P3"><text:bookmark text:name="r_tv157"/><text:bookmark text:name="v:9n0"/>Handel</text:p>
      <text:list xml:id="list202122573159644" text:continue-numbering="true" text:style-name="L4">
        <text:list-item>
          <text:list>
            <text:list-item>
              <text:p text:style-name="P34">Großer Heiltrank</text:p>
            </text:list-item>
            <text:list-item>
              <text:p text:style-name="P34"><text:bookmark text:name="s6ot1"/>Heiltrank</text:p>
            </text:list-item>
            <text:list-item>
              <text:p text:style-name="P40"><text:bookmark text:name="j3-50"/>Kleiner Heiltrank</text:p>
            </text:list-item>
          </text:list>
        </text:list-item>
      </text:list>
      <text:p text:style-name="Text_20_body"><text:bookmark text:name="hu6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8-08-13T14:07:17</meta:creation-date>
    <dc:date>2014-12-06T20:21:22.477000000</dc:date>
    <dc:language>en-US</dc:language>
    <meta:editing-cycles>92</meta:editing-cycles>
    <meta:editing-duration>PT4H33M34S</meta:editing-duration>
    <meta:document-statistic meta:table-count="0" meta:image-count="0" meta:object-count="0" meta:page-count="4" meta:paragraph-count="105" meta:word-count="1597" meta:character-count="9238" meta:non-whitespace-character-count="7818"/>
    <meta:user-defined meta:name="Info 1"/>
    <meta:user-defined meta:name="Info 2"/>
    <meta:user-defined meta:name="Info 3"/>
    <meta:user-defined meta:name="Info 4"/>
    <meta:hyperlink-behaviour office:target-frame-name="_top" xlink:show="replace"/>
  </office:meta>
</office:document-meta>
</file>